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063" officeooo:paragraph-rsid="001c0063"/>
    </style:style>
    <style:style style:name="P2" style:family="paragraph" style:parent-style-name="Standard">
      <style:paragraph-properties fo:text-align="center" style:justify-single-word="false"/>
      <style:text-properties officeooo:rsid="001c0063" officeooo:paragraph-rsid="001c0063"/>
    </style:style>
    <style:style style:name="P3" style:family="paragraph" style:parent-style-name="Standard" style:list-style-name="L1">
      <style:text-properties officeooo:rsid="001c0063" officeooo:paragraph-rsid="001c0063"/>
    </style:style>
    <style:style style:name="P4" style:family="paragraph" style:parent-style-name="Standard" style:list-style-name="L1">
      <style:text-properties officeooo:rsid="001c0063" officeooo:paragraph-rsid="001de162"/>
    </style:style>
    <style:style style:name="P5" style:family="paragraph" style:parent-style-name="Standard" style:list-style-name="L1">
      <style:text-properties officeooo:rsid="001c0063" officeooo:paragraph-rsid="00226ef5"/>
    </style:style>
    <style:style style:name="P6" style:family="paragraph" style:parent-style-name="Standard" style:list-style-name="L1">
      <style:text-properties officeooo:rsid="001de162" officeooo:paragraph-rsid="001fb0db"/>
    </style:style>
    <style:style style:name="P7" style:family="paragraph" style:parent-style-name="Standard" style:list-style-name="L1">
      <style:text-properties officeooo:rsid="001de162" officeooo:paragraph-rsid="001de162"/>
    </style:style>
    <style:style style:name="P8" style:family="paragraph" style:parent-style-name="Standard" style:list-style-name="L1">
      <style:text-properties style:text-line-through-style="solid" officeooo:rsid="001c0063" officeooo:paragraph-rsid="001c0063"/>
    </style:style>
    <style:style style:name="P9" style:family="paragraph" style:parent-style-name="Standard" style:list-style-name="L1">
      <style:text-properties officeooo:rsid="001c0f21" officeooo:paragraph-rsid="001c0f21"/>
    </style:style>
    <style:style style:name="P10" style:family="paragraph" style:parent-style-name="Standard" style:list-style-name="L1">
      <style:text-properties officeooo:rsid="001d65b6" officeooo:paragraph-rsid="001d65b6"/>
    </style:style>
    <style:style style:name="T1" style:family="text">
      <style:text-properties officeooo:rsid="00226ef5"/>
    </style:style>
    <style:style style:name="T2" style:family="text">
      <style:text-properties officeooo:rsid="00239e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's Next?</text:p>
      <text:p text:style-name="P1"/>
      <text:p text:style-name="P1"/>
      <text:list xml:id="list6260952891" text:style-name="L1">
        <text:list-item>
          <text:p text:style-name="P3">Set Deadlines</text:p>
        </text:list-item>
        <text:list-item>
          <text:p text:style-name="P3">Open Source Code Questions</text:p>
          <text:list>
            <text:list-item>
              <text:p text:style-name="P3">Do I release O.S. if I use the O.S. code</text:p>
              <text:list>
                <text:list-item>
                  <text:p text:style-name="P3">If yes – how?</text:p>
                  <text:list>
                    <text:list-item>
                      <text:p text:style-name="P3">Git / website / by request / in app</text:p>
                    </text:list-item>
                  </text:list>
                </text:list-item>
              </text:list>
            </text:list-item>
            <text:list-item>
              <text:p text:style-name="P3">Different licenses</text:p>
              <text:list>
                <text:list-item>
                  <text:p text:style-name="P3">Sliding Menu</text:p>
                </text:list-item>
                <text:list-item>
                  <text:p text:style-name="P3">InstantAdapter</text:p>
                </text:list-item>
                <text:list-item>
                  <text:p text:style-name="P3">ActionBarSherlock</text:p>
                </text:list-item>
              </text:list>
            </text:list-item>
          </text:list>
        </text:list-item>
        <text:list-item>
          <text:p text:style-name="P3">Task: keep track of date / time for turnover</text:p>
        </text:list-item>
        <text:list-item>
          <text:p text:style-name="P3">Task: list item manipulation</text:p>
          <text:list>
            <text:list-item>
              <text:p text:style-name="P8">make new item</text:p>
            </text:list-item>
            <text:list-item>
              <text:p text:style-name="P3">delete item</text:p>
            </text:list-item>
            <text:list-item>
              <text:p text:style-name="P3">arrange items</text:p>
            </text:list-item>
          </text:list>
        </text:list-item>
        <text:list-item>
          <text:p text:style-name="P3">Task: Delete Items</text:p>
          <text:list>
            <text:list-item>
              <text:p text:style-name="P3">set “isVisible” on list items</text:p>
            </text:list-item>
            <text:list-item>
              <text:p text:style-name="P4">reverse at midnight</text:p>
            </text:list-item>
          </text:list>
        </text:list-item>
        <text:list-item>
          <text:p text:style-name="P6">Task: Redesign list item look</text:p>
          <text:list>
            <text:list-item>
              <text:p text:style-name="P6">floaty box, round corners</text:p>
            </text:list-item>
          </text:list>
        </text:list-item>
        <text:list-item>
          <text:p text:style-name="P4">Learn life-cycle management</text:p>
          <text:list>
            <text:list-item>
              <text:p text:style-name="P3">fragments</text:p>
            </text:list-item>
          </text:list>
        </text:list-item>
        <text:list-item>
          <text:p text:style-name="P5"><text:span text:style-name="T1">Task: manage current fragment</text:span></text:p>
          <text:list>
            <text:list-item>
              <text:p text:style-name="P5"><text:span text:style-name="T1">StartHere_Responsive.onSaveInstanceState() needs to know what the currently displayed fragment is</text:span></text:p>
            </text:list-item>
            <text:list-item>
              <text:p text:style-name="P5"><text:span text:style-name="T1">keep track by tags / r.id.xxxx / global constant ?</text:span></text:p>
            </text:list-item>
          </text:list>
        </text:list-item>
        <text:list-item>
          <text:p text:style-name="P8">Task: build Task class</text:p>
          <text:list>
            <text:list-item>
              <text:p text:style-name="P8">task name</text:p>
            </text:list-item>
            <text:list-item>
              <text:p text:style-name="P8">ID</text:p>
            </text:list-item>
          </text:list>
        </text:list-item>
        <text:list-item>
          <text:p text:style-name="P3">Task: build database interface</text:p>
          <text:list>
            <text:list-item>
              <text:p text:style-name="P8">one per list</text:p>
            </text:list-item>
            <text:list-item>
              <text:p text:style-name="P3">one for Agenda</text:p>
              <text:list>
                <text:list-item>
                  <text:p text:style-name="P3">pull lists from other databases</text:p>
                </text:list-item>
              </text:list>
            </text:list-item>
          </text:list>
        </text:list-item>
        <text:list-item>
          <text:p text:style-name="P9">Task: Auto close drawer on list choice</text:p>
        </text:list-item>
        <text:list-item>
          <text:p text:style-name="P9">Task: Icon </text:p>
          <text:list>
            <text:list-item>
              <text:p text:style-name="P9">New Icon graphic</text:p>
            </text:list-item>
            <text:list-item>
              <text:p text:style-name="P9">add space in label WhatsNext =&gt; What's Next?</text:p>
            </text:list-item>
          </text:list>
        </text:list-item>
        <text:list-item>
          <text:p text:style-name="P9">Task: Set up Settings Activity</text:p>
          <text:list>
            <text:list-item>
              <text:p text:style-name="P9">settings button </text:p>
            </text:list-item>
            <text:list-item>
              <text:p text:style-name="P9">activity base = slidingmenu <text:span text:style-name="T2">-or- new drawer from sdk ?</text:span></text:p>
            </text:list-item>
            <text:list-item>
              <text:p text:style-name="P9">attach fragments</text:p>
              <text:list>
                <text:list-item>
                  <text:p text:style-name="P9">open source licenses</text:p>
                </text:list-item>
                <text:list-item>
                  <text:p text:style-name="P9">setting controls</text:p>
                </text:list-item>
                <text:list-item>
                  <text:p text:style-name="P9"><text:soft-page-break/>about page</text:p>
                </text:list-item>
              </text:list>
            </text:list-item>
          </text:list>
        </text:list-item>
        <text:list-item>
          <text:p text:style-name="P10">Task: backgrounds</text:p>
          <text:list>
            <text:list-item>
              <text:p text:style-name="P10">built in themes</text:p>
            </text:list-item>
            <text:list-item>
              <text:p text:style-name="P10">image picker?</text:p>
            </text:list-item>
          </text:list>
        </text:list-item>
        <text:list-item>
          <text:p text:style-name="P7">Task: software buttons</text:p>
          <text:list>
            <text:list-item>
              <text:p text:style-name="P7">open drawer -vs- popup</text:p>
            </text:list-item>
            <text:list-item>
              <text:p text:style-name="P7">back button </text:p>
              <text:list>
                <text:list-item>
                  <text:p text:style-name="P7">single click = close drawer</text:p>
                </text:list-item>
                <text:list-item>
                  <text:p text:style-name="P7">second click = exit app</text:p>
                </text:list-item>
              </text:list>
            </text:list-item>
          </text:list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21:04:08.566000000</meta:creation-date>
    <dc:date>2014-03-14T12:12:29</dc:date>
    <meta:editing-duration>PT1H49M46S</meta:editing-duration>
    <meta:editing-cycles>6</meta:editing-cycles>
    <meta:generator>LibreOffice/3.6$Linux_X86_64 LibreOffice_project/360m1$Build-2</meta:generator>
    <dc:creator>Jolly Roberts</dc:creator>
    <meta:document-statistic meta:table-count="0" meta:image-count="0" meta:object-count="0" meta:page-count="2" meta:paragraph-count="51" meta:word-count="249" meta:character-count="1233" meta:non-whitespace-character-count="1082"/>
  </office:meta>
</office:document-meta>
</file>